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1.938cm" table:align="left"/>
    </style:style>
    <style:style style:name="Table2.A" style:family="table-column">
      <style:table-column-properties style:column-width="4.507cm"/>
    </style:style>
    <style:style style:name="Table2.B" style:family="table-column">
      <style:table-column-properties style:column-width="7.431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5.208cm" table:align="left"/>
    </style:style>
    <style:style style:name="Table3.A" style:family="table-column">
      <style:table-column-properties style:column-width="3.336cm"/>
    </style:style>
    <style:style style:name="Table3.B" style:family="table-column">
      <style:table-column-properties style:column-width="2.565cm"/>
    </style:style>
    <style:style style:name="Table3.C" style:family="table-column">
      <style:table-column-properties style:column-width="3.249cm"/>
    </style:style>
    <style:style style:name="Table3.D" style:family="table-column">
      <style:table-column-properties style:column-width="6.059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aa4c6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Standard">
      <style:text-properties officeooo:rsid="001f12ae" officeooo:paragraph-rsid="001f12ae"/>
    </style:style>
    <style:style style:name="P4" style:family="paragraph" style:parent-style-name="Text_20_body">
      <style:text-properties officeooo:rsid="001f12ae" officeooo:paragraph-rsid="001f12ae"/>
    </style:style>
    <style:style style:name="P5" style:family="paragraph" style:parent-style-name="Heading_20_1">
      <style:text-properties officeooo:rsid="001f12ae" officeooo:paragraph-rsid="001f12ae"/>
    </style:style>
    <style:style style:name="P6" style:family="paragraph" style:parent-style-name="Heading_20_1">
      <style:text-properties fo:font-weight="bold" officeooo:paragraph-rsid="0026af4a" style:font-weight-asian="bold" style:font-weight-complex="bold"/>
    </style:style>
    <style:style style:name="P7" style:family="paragraph" style:parent-style-name="Heading_20_1">
      <style:text-properties fo:font-size="20pt" fo:font-weight="bold" officeooo:paragraph-rsid="0026af4a" style:font-size-asian="20pt" style:font-weight-asian="bold" style:font-size-complex="20pt" style:font-weight-complex="bold"/>
    </style:style>
    <style:style style:name="P8" style:family="paragraph" style:parent-style-name="Heading_20_2">
      <style:text-properties officeooo:paragraph-rsid="001aa4c6"/>
    </style:style>
    <style:style style:name="P9" style:family="paragraph" style:parent-style-name="Heading_20_2">
      <style:text-properties officeooo:paragraph-rsid="002cce19"/>
    </style:style>
    <style:style style:name="P10" style:family="paragraph" style:parent-style-name="Heading_20_3">
      <style:text-properties officeooo:paragraph-rsid="001aa4c6"/>
    </style:style>
    <style:style style:name="P11" style:family="paragraph" style:parent-style-name="Preformatted_20_Text">
      <style:paragraph-properties fo:margin-top="0cm" fo:margin-bottom="0.499cm" style:contextual-spacing="false"/>
    </style:style>
    <style:style style:name="P12" style:family="paragraph" style:parent-style-name="Preformatted_20_Text" style:list-style-name="L33">
      <style:paragraph-properties fo:margin-top="0cm" fo:margin-bottom="0.499cm" style:contextual-spacing="false"/>
    </style:style>
    <style:style style:name="P13" style:family="paragraph" style:parent-style-name="Preformatted_20_Text" style:list-style-name="L36">
      <style:paragraph-properties fo:margin-top="0cm" fo:margin-bottom="0.499cm" style:contextual-spacing="false"/>
    </style:style>
    <style:style style:name="P14" style:family="paragraph" style:parent-style-name="Preformatted_20_Text" style:list-style-name="L38"/>
    <style:style style:name="P15" style:family="paragraph" style:parent-style-name="Preformatted_20_Text" style:list-style-name="L38">
      <style:paragraph-properties fo:margin-top="0cm" fo:margin-bottom="0.499cm" style:contextual-spacing="false"/>
    </style:style>
    <style:style style:name="P16" style:family="paragraph" style:parent-style-name="Quotations" style:list-style-name="L36"/>
    <style:style style:name="P17" style:family="paragraph" style:parent-style-name="Standard">
      <style:text-properties officeooo:paragraph-rsid="001aa4c6"/>
    </style:style>
    <style:style style:name="P18" style:family="paragraph" style:parent-style-name="Standard">
      <style:text-properties fo:font-weight="bold" officeooo:paragraph-rsid="001aa4c6" style:font-weight-asian="bold" style:font-weight-complex="bold"/>
    </style:style>
    <style:style style:name="P19" style:family="paragraph" style:parent-style-name="Standard">
      <style:text-properties style:font-name="Liberation Mono" officeooo:paragraph-rsid="001aa4c6"/>
    </style:style>
    <style:style style:name="P20" style:family="paragraph" style:parent-style-name="Standard" style:list-style-name="L21">
      <style:text-properties style:font-name="Liberation Mono" officeooo:paragraph-rsid="001aa4c6"/>
    </style:style>
    <style:style style:name="P21" style:family="paragraph" style:parent-style-name="Standard" style:list-style-name="L21">
      <style:text-properties officeooo:paragraph-rsid="002cce19"/>
    </style:style>
    <style:style style:name="P22" style:family="paragraph" style:parent-style-name="Standard">
      <style:text-properties officeooo:rsid="001f12ae" officeooo:paragraph-rsid="001f12ae"/>
    </style:style>
    <style:style style:name="P23" style:family="paragraph" style:parent-style-name="Standard">
      <style:text-properties fo:font-size="24pt" fo:font-weight="bold" officeooo:rsid="003ceb73" officeooo:paragraph-rsid="003ceb73" style:font-size-asian="24pt" style:font-weight-asian="bold" style:font-size-complex="24pt" style:font-weight-complex="bold"/>
    </style:style>
    <style:style style:name="P24" style:family="paragraph" style:parent-style-name="Standard">
      <style:text-properties fo:font-size="24pt" fo:font-weight="bold" officeooo:rsid="003f3a32" officeooo:paragraph-rsid="003f3a32" style:font-size-asian="24pt" style:font-weight-asian="bold" style:font-size-complex="24pt" style:font-weight-complex="bold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9"/>
    <style:style style:name="P34" style:family="paragraph" style:parent-style-name="Text_20_body" style:list-style-name="L10"/>
    <style:style style:name="P35" style:family="paragraph" style:parent-style-name="Text_20_body" style:list-style-name="L11"/>
    <style:style style:name="P36" style:family="paragraph" style:parent-style-name="Text_20_body" style:list-style-name="L12"/>
    <style:style style:name="P37" style:family="paragraph" style:parent-style-name="Text_20_body" style:list-style-name="L13"/>
    <style:style style:name="P38" style:family="paragraph" style:parent-style-name="Text_20_body">
      <style:text-properties officeooo:paragraph-rsid="001aa4c6"/>
    </style:style>
    <style:style style:name="P39" style:family="paragraph" style:parent-style-name="Text_20_body" style:list-style-name="L14"/>
    <style:style style:name="P40" style:family="paragraph" style:parent-style-name="Text_20_body" style:list-style-name="L15"/>
    <style:style style:name="P41" style:family="paragraph" style:parent-style-name="Text_20_body" style:list-style-name="L15">
      <style:text-properties officeooo:paragraph-rsid="002f6efc"/>
    </style:style>
    <style:style style:name="P42" style:family="paragraph" style:parent-style-name="Text_20_body" style:list-style-name="L16"/>
    <style:style style:name="P43" style:family="paragraph" style:parent-style-name="Text_20_body" style:list-style-name="L17"/>
    <style:style style:name="P44" style:family="paragraph" style:parent-style-name="Text_20_body" style:list-style-name="L18"/>
    <style:style style:name="P45" style:family="paragraph" style:parent-style-name="Text_20_body" style:list-style-name="L21"/>
    <style:style style:name="P46" style:family="paragraph" style:parent-style-name="Text_20_body" style:list-style-name="L21">
      <style:text-properties officeooo:paragraph-rsid="002cce19"/>
    </style:style>
    <style:style style:name="P47" style:family="paragraph" style:parent-style-name="Text_20_body" style:list-style-name="L23">
      <style:text-properties officeooo:paragraph-rsid="002cce19"/>
    </style:style>
    <style:style style:name="P48" style:family="paragraph" style:parent-style-name="Text_20_body" style:list-style-name="L24"/>
    <style:style style:name="P49" style:family="paragraph" style:parent-style-name="Text_20_body" style:list-style-name="L27"/>
    <style:style style:name="P50" style:family="paragraph" style:parent-style-name="Text_20_body" style:list-style-name="L27">
      <style:text-properties officeooo:paragraph-rsid="002cce19"/>
    </style:style>
    <style:style style:name="P51" style:family="paragraph" style:parent-style-name="Text_20_body">
      <style:text-properties style:font-name="Liberation Mono"/>
    </style:style>
    <style:style style:name="P52" style:family="paragraph" style:parent-style-name="Text_20_body">
      <style:text-properties style:font-name="Liberation Mono" officeooo:paragraph-rsid="002cce19"/>
    </style:style>
    <style:style style:name="P53" style:family="paragraph" style:parent-style-name="Text_20_body" style:list-style-name="L30">
      <style:text-properties style:font-name="Liberation Mono" officeooo:rsid="003387c3" officeooo:paragraph-rsid="003387c3"/>
    </style:style>
    <style:style style:name="P54" style:family="paragraph" style:parent-style-name="Text_20_body" style:list-style-name="L30">
      <style:text-properties style:font-name="Liberation Mono" officeooo:rsid="0033cf34" officeooo:paragraph-rsid="0033cf34"/>
    </style:style>
    <style:style style:name="P55" style:family="paragraph" style:parent-style-name="Text_20_body" style:list-style-name="L30">
      <style:text-properties style:font-name="Liberation Mono" officeooo:rsid="0035be0f" officeooo:paragraph-rsid="0035be0f"/>
    </style:style>
    <style:style style:name="P56" style:family="paragraph" style:parent-style-name="Text_20_body" style:list-style-name="L30">
      <style:text-properties style:font-name="Liberation Mono" officeooo:rsid="0035be0f" officeooo:paragraph-rsid="0036fa47"/>
    </style:style>
    <style:style style:name="P57" style:family="paragraph" style:parent-style-name="Text_20_body">
      <style:text-properties officeooo:paragraph-rsid="002f6efc"/>
    </style:style>
    <style:style style:name="P58" style:family="paragraph" style:parent-style-name="Text_20_body">
      <style:text-properties officeooo:paragraph-rsid="002f9b2b"/>
    </style:style>
    <style:style style:name="P59" style:family="paragraph" style:parent-style-name="Text_20_body" style:list-style-name="L29">
      <style:text-properties officeooo:paragraph-rsid="002f9b2b"/>
    </style:style>
    <style:style style:name="P60" style:family="paragraph" style:parent-style-name="Text_20_body" style:list-style-name="L31"/>
    <style:style style:name="P61" style:family="paragraph" style:parent-style-name="Text_20_body" style:list-style-name="L32"/>
    <style:style style:name="P62" style:family="paragraph" style:parent-style-name="Text_20_body" style:list-style-name="L33"/>
    <style:style style:name="P63" style:family="paragraph" style:parent-style-name="Text_20_body">
      <style:text-properties officeooo:paragraph-rsid="003af53b"/>
    </style:style>
    <style:style style:name="P64" style:family="paragraph" style:parent-style-name="Text_20_body" style:list-style-name="L34"/>
    <style:style style:name="P65" style:family="paragraph" style:parent-style-name="Text_20_body" style:list-style-name="L35"/>
    <style:style style:name="P66" style:family="paragraph" style:parent-style-name="Text_20_body">
      <style:text-properties officeooo:rsid="001f12ae" officeooo:paragraph-rsid="001f12ae"/>
    </style:style>
    <style:style style:name="P67" style:family="paragraph" style:parent-style-name="Text_20_body" style:list-style-name="L36"/>
    <style:style style:name="P68" style:family="paragraph" style:parent-style-name="Text_20_body" style:list-style-name="L37"/>
    <style:style style:name="P69" style:family="paragraph" style:parent-style-name="Text_20_body" style:list-style-name="L38"/>
    <style:style style:name="P70" style:family="paragraph" style:parent-style-name="Text_20_body">
      <style:text-properties fo:font-size="24pt" fo:font-weight="bold" officeooo:rsid="003ceb73" officeooo:paragraph-rsid="003ceb73" style:font-size-asian="24pt" style:font-weight-asian="bold" style:font-size-complex="24pt" style:font-weight-complex="bold"/>
    </style:style>
    <style:style style:name="T1" style:family="text">
      <style:text-properties officeooo:rsid="0029b9fd"/>
    </style:style>
    <style:style style:name="T2" style:family="text">
      <style:text-properties officeooo:rsid="002b237d"/>
    </style:style>
    <style:style style:name="T3" style:family="text">
      <style:text-properties style:font-name="Liberation Mono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6efc" style:font-weight-asian="bold" style:font-weight-complex="bold"/>
    </style:style>
    <style:style style:name="T6" style:family="text">
      <style:text-properties officeooo:rsid="0036fa47"/>
    </style:style>
    <style:style style:name="T7" style:family="text">
      <style:text-properties officeooo:rsid="003ceb73"/>
    </style:style>
    <style:style style:name="T8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6" text:outline-level="1">📱 React Native CLI: </text:h>
      <text:h text:style-name="P7" text:outline-level="1">Connecting to Backend (Node.js/Express) from Android</text:h>
      <text:p text:style-name="P18"/>
      <text:p text:style-name="P18"/>
      <text:p text:style-name="P38">This document outlines how to connect a React Native CLI app to a local backend server (e.g., Node.js/Express) under different scenarios.</text:p>
      <text:p text:style-name="P1"/>
      <text:p text:style-name="P1"/>
      <text:h text:style-name="P8" text:outline-level="2">✅ Pre-requisites</text:h>
      <text:list xml:id="list766957744" text:style-name="L14">
        <text:list-item>
          <text:p text:style-name="P39">Backend running locally (e.g., <text:span text:style-name="Source_20_Text">http://localhost:</text:span><text:span text:style-name="Source_20_Text"><text:span text:style-name="T1">3</text:span></text:span><text:span text:style-name="Source_20_Text">000</text:span>)</text:p>
        </text:list-item>
        <text:list-item>
          <text:p text:style-name="P39">React Native CLI app set up and running</text:p>
        </text:list-item>
        <text:list-item>
          <text:p text:style-name="P39">Android Emulator or Real Android Device connected</text:p>
        </text:list-item>
        <text:list-item>
          <text:p text:style-name="P39">Backend CORS configured properly (<text:span text:style-name="Source_20_Text">Access-Control-Allow-Origin</text:span>)</text:p>
        </text:list-item>
        <text:list-item>
          <text:p text:style-name="P39">Axios installed and configured in frontend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9" text:outline-level="2"><text:soft-page-break/>🖥️ Case 1: </text:h>
      <text:h text:style-name="P9" text:outline-level="2"><text:span text:style-name="Strong_20_Emphasis">Using Android Emulator (AVD)</text:span></text:h>
      <text:p text:style-name="P1"/>
      <text:p text:style-name="P1"/>
      <text:h text:style-name="P10" text:outline-level="3">🔗 Accessing Localhost</text:h>
      <text:list xml:id="list633547650" text:style-name="L15">
        <text:list-item>
          <text:p text:style-name="P40">Android Emulator cannot use <text:span text:style-name="Source_20_Text">localhost</text:span> or <text:span text:style-name="Source_20_Text">127.0.0.1</text:span> directly.</text:p>
        </text:list-item>
        <text:list-item>
          <text:p text:style-name="P40">Use <text:span text:style-name="Source_20_Text">10.0.2.2</text:span> to access your PC's localhost.</text:p>
        </text:list-item>
        <text:list-item>
          <text:p text:style-name="P40"><text:span text:style-name="Source_20_Text">10.0.3.2</text:span> - Genymotion emulator</text:p>
          <text:p text:style-name="P40"/>
        </text:list-item>
      </text:list>
      <text:p text:style-name="P57"><text:span text:style-name="Source_20_Text"><text:span text:style-name="T5">T</text:span></text:span><text:span text:style-name="Source_20_Text"><text:span text:style-name="T4">o test connectivity</text:span></text:span></text:p>
      <text:list xml:id="list3701865648263" text:continue-numbering="true" text:style-name="L15">
        <text:list-item>
          <text:p text:style-name="P41"><text:span text:style-name="Source_20_Text">adb shell ping 10.0.2.2</text:span> </text:p>
        </text:list-item>
      </text:list>
      <text:p text:style-name="Text_20_body"/>
      <text:p text:style-name="P51">const API_BASE_URL = Platform.OS === 'android' </text:p>
      <text:p text:style-name="P51"><text:s text:c="2"/>? 'http://10.0.2.2:3000' </text:p>
      <text:p text:style-name="Text_20_body"><text:span text:style-name="T3"><text:s text:c="2"/>: 'http://localhost:3000';</text:span></text:p>
      <text:p text:style-name="Text_20_body"/>
      <text:p text:style-name="P19">axios.get('http://10.0.2.2:<text:span text:style-name="T2">3</text:span>000/api/data'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9" text:outline-level="2">📱 Case 2: </text:h>
      <text:h text:style-name="P9" text:outline-level="2"><text:span text:style-name="Strong_20_Emphasis">Real Android Device + Same Wi-Fi</text:span></text:h>
      <text:p text:style-name="P38"><text:span text:style-name="Strong_20_Emphasis"/></text:p>
      <text:h text:style-name="P10" text:outline-level="3">🔍 Steps:</text:h>
      <text:list xml:id="list489580462" text:style-name="L16">
        <text:list-item>
          <text:p text:style-name="P42">Find your computer IP address (Windows/Linux/macOS)</text:p>
          <text:list>
            <text:list-item>
              <text:p text:style-name="P42">Windows: <text:span text:style-name="Source_20_Text">ipconfig</text:span></text:p>
            </text:list-item>
            <text:list-item>
              <text:p text:style-name="P42">macOS/Linux: <text:span text:style-name="Source_20_Text">ifconfig</text:span></text:p>
            </text:list-item>
            <text:list-item>
              <text:p text:style-name="P42">Look for <text:span text:style-name="Source_20_Text">IPv4</text:span> (e.g., <text:span text:style-name="Source_20_Text">192.168.1.5</text:span>)</text:p>
            </text:list-item>
          </text:list>
        </text:list-item>
        <text:list-item>
          <text:p text:style-name="P42">Use that IP in your API call:</text:p>
        </text:list-item>
      </text:list>
      <text:p text:style-name="Text_20_body"/>
      <text:list xml:id="list3991544443" text:style-name="L30">
        <text:list-item>
          <text:p text:style-name="P53">cd android</text:p>
        </text:list-item>
        <text:list-item>
          <text:p text:style-name="P53">./gradlew assembleDebug</text:p>
        </text:list-item>
        <text:list-item>
          <text:p text:style-name="P53">npx react-native start --reset-cache</text:p>
        </text:list-item>
        <text:list-item>
          <text:p text:style-name="P54">MyApp &gt; android &gt; app &gt; build &gt; outputs &gt; debug &gt; app-debug.apk</text:p>
        </text:list-item>
        <text:list-item>
          <text:p text:style-name="P55">Run App</text:p>
          <text:list>
            <text:list-item>
              <text:p text:style-name="P55">Shake App &gt; Settings &gt; Debug server host &amp; port for device</text:p>
            </text:list-item>
            <text:list-item>
              <text:p text:style-name="P56">IP ADDRESS</text:p>
              <text:list>
                <text:list-item>
                  <text:p text:style-name="P56"><text:span text:style-name="T6">192.168.1.93</text:span>:8081</text:p>
                </text:list-item>
              </text:list>
            </text:list-item>
          </text:list>
        </text:list-item>
      </text:list>
      <text:p text:style-name="Text_20_body"/>
      <text:p text:style-name="P19">axios.get('http://192.168.1.5:5000/api/data');</text:p>
      <text:p text:style-name="P1"/>
      <text:p text:style-name="P1"/>
      <text:p text:style-name="P1"/>
      <text:p text:style-name="P38">Ensure:</text:p>
      <text:list xml:id="list3451851536" text:style-name="L17">
        <text:list-item>
          <text:list>
            <text:list-item>
              <text:p text:style-name="P43">Phone and PC are connected to the <text:span text:style-name="Strong_20_Emphasis">same Wi-Fi</text:span></text:p>
            </text:list-item>
            <text:list-item>
              <text:p text:style-name="P43">PC firewall allows incoming connections to the backend port (5000)</text:p>
            </text:list-item>
            <text:list-item>
              <text:p text:style-name="P43">Backend binds to <text:span text:style-name="Source_20_Text">0.0.0.0</text:span> (not just <text:span text:style-name="Source_20_Text">localhost</text:span>)</text:p>
            </text:list-item>
          </text:list>
        </text:list-item>
      </text:list>
      <text:h text:style-name="Heading_20_3" text:outline-level="3">🛠 On Windows:</text:h>
      <text:list xml:id="list4039426786" text:style-name="L18">
        <text:list-item>
          <text:p text:style-name="P44">Open Windows Defender Firewall</text:p>
        </text:list-item>
        <text:list-item>
          <text:p text:style-name="P44">Allow port <text:span text:style-name="Source_20_Text">5000</text:span> for inbound traffic (or disable temporarily for testing)</text:p>
        </text:list-item>
      </text:list>
      <text:p text:style-name="P1"><text:soft-page-break/></text:p>
      <text:p text:style-name="P1"/>
      <text:p text:style-name="P1"/>
      <text:p text:style-name="P1"/>
      <text:h text:style-name="P9" text:outline-level="2">🔌 Case 3: </text:h>
      <text:h text:style-name="P9" text:outline-level="2"><text:span text:style-name="Strong_20_Emphasis">Real Android Device + USB Cable (Different Network)</text:span></text:h>
      <text:p text:style-name="Text_20_body">When device and host PC are on <text:span text:style-name="Strong_20_Emphasis">different networks</text:span>, use ADB Port Forwarding.</text:p>
      <text:p text:style-name="P1"/>
      <text:p text:style-name="P1"/>
      <text:h text:style-name="P10" text:outline-level="3">🔗 Steps:</text:h>
      <text:p text:style-name="P38"/>
      <text:list xml:id="list2954367700" text:style-name="L21">
        <text:list-item>
          <text:p text:style-name="P45">Connect phone via USB</text:p>
          <text:list>
            <text:list-header>
              <text:p text:style-name="P21"><text:span text:style-name="T3">adb devices</text:span></text:p>
            </text:list-header>
          </text:list>
          <text:p text:style-name="P21"><text:span text:style-name="T3"/></text:p>
        </text:list-item>
        <text:list-item>
          <text:p text:style-name="P21">Forward port 5000:</text:p>
          <text:list>
            <text:list-header>
              <text:p text:style-name="P20">adb reverse tcp:5000 tcp:5000</text:p>
            </text:list-header>
          </text:list>
        </text:list-item>
      </text:list>
      <text:p text:style-name="P1"/>
      <text:list xml:id="list3703015254475" text:continue-numbering="true" text:style-name="L21">
        <text:list-item>
          <text:p text:style-name="P46">Use <text:span text:style-name="Source_20_Text">localhost</text:span> in your code:<text:tab/></text:p>
        </text:list-item>
      </text:list>
      <text:p text:style-name="P58"><text:tab/> <text:s text:c="2"/><text:span text:style-name="T3"><text:s/>axios.get('</text:span><text:a xlink:type="simple" xlink:href="http://localhost:5000/api/data" text:style-name="Internet_20_link" text:visited-style-name="Visited_20_Internet_20_Link"><text:span text:style-name="T3">http://localhost:5000/api/data</text:span></text:a><text:span text:style-name="T3">');</text:span></text:p>
      <text:list xml:id="list3223952404" text:style-name="L29">
        <text:list-item>
          <text:p text:style-name="P59">Verify forwarding:</text:p>
        </text:list-item>
      </text:list>
      <text:p text:style-name="P52"><text:tab/>adb reverse --list</text:p>
      <text:p text:style-name="P1"/>
      <text:p text:style-name="P1"/>
      <text:p text:style-name="P38">✅ Only works with <text:span text:style-name="Source_20_Text">adb reverse</text:span> and physical USB connection.</text:p>
      <text:p text:style-name="P1"/>
      <text:p text:style-name="P1"/>
      <text:p text:style-name="P1"/>
      <text:h text:style-name="P9" text:outline-level="2">🔌 Case 4: </text:h>
      <text:h text:style-name="P9" text:outline-level="2"><text:span text:style-name="Strong_20_Emphasis">Real Android Device + USB Tethering (Not recommended)</text:span></text:h>
      <text:p text:style-name="P1"/>
      <text:p text:style-name="P1"/>
      <text:list xml:id="list651135001" text:style-name="L23">
        <text:list-item>
          <text:p text:style-name="P47">Complex and unreliable for backend testing</text:p>
        </text:list-item>
        <text:list-item>
          <text:p text:style-name="P47">You may access host via <text:span text:style-name="Source_20_Text">192.168.42.129</text:span> (but depends on tethering setup)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h text:style-name="P8" text:outline-level="2">📋 Additional Notes</text:h>
      <text:p text:style-name="P38"/>
      <text:h text:style-name="Heading_20_3" text:outline-level="3">📦 Sample Axios Configuration</text:h>
      <text:p text:style-name="Preformatted_20_Text"><text:span text:style-name="Source_20_Text">import axios from 'axios';</text:span></text:p>
      <text:p text:style-name="Preformatted_20_Text"/>
      <text:p text:style-name="Preformatted_20_Text"><text:span text:style-name="Source_20_Text">const api = axios.create({</text:span></text:p>
      <text:p text:style-name="Preformatted_20_Text"><text:span text:style-name="Source_20_Text"><text:s text:c="2"/>baseURL: 'http://10.0.2.2:5000', // or use your LAN IP</text:span></text:p>
      <text:p text:style-name="Preformatted_20_Text"><text:span text:style-name="Source_20_Text"><text:s text:c="2"/>timeout: 10000,</text:span></text:p>
      <text:p text:style-name="Preformatted_20_Text"><text:span text:style-name="Source_20_Text">});</text:span></text:p>
      <text:p text:style-name="Preformatted_20_Text"/>
      <text:p text:style-name="P2"><text:span text:style-name="Source_20_Text">export default api;</text:span></text:p>
      <text:h text:style-name="Heading_20_3" text:outline-level="3">🚧 CORS (Backend Setup)</text:h>
      <text:p text:style-name="Text_20_body">In <text:span text:style-name="Source_20_Text">Express</text:span> backend:</text:p>
      <text:p text:style-name="Preformatted_20_Text"><text:span text:style-name="Source_20_Text">const cors = require('cors');</text:span></text:p>
      <text:p text:style-name="P2"><text:span text:style-name="Source_20_Text">app.use(cors({ origin: '*' }));</text:span></text:p>
      <text:p text:style-name="P1"/>
      <text:p text:style-name="P1"/>
      <text:h text:style-name="P8" text:outline-level="2">🆘 Debug Checklist</text:h>
      <text:p text:style-name="P38"/>
      <text:list xml:id="list2260916189" text:style-name="L27">
        <text:list-item>
          <text:p text:style-name="P50">✅ Backend is listening on correct port</text:p>
        </text:list-item>
        <text:list-item>
          <text:p text:style-name="P49">✅ Device and PC are on same network (if not using adb reverse)</text:p>
        </text:list-item>
        <text:list-item>
          <text:p text:style-name="P49">✅ IP address is reachable (test via <text:span text:style-name="Source_20_Text">ping</text:span>)</text:p>
        </text:list-item>
        <text:list-item>
          <text:p text:style-name="P49">✅ Port is not blocked by firewall</text:p>
        </text:list-item>
        <text:list-item>
          <text:p text:style-name="P49">✅ Correct IP used in Axios</text:p>
        </text:list-item>
        <text:list-item>
          <text:p text:style-name="P49">✅ <text:span text:style-name="Source_20_Text">adb reverse</text:span> used if on USB</text:p>
        </text:list-item>
      </text:list>
      <text:p text:style-name="P1"/>
      <text:p text:style-name="P1"/>
      <text:p text:style-name="P1"/>
      <text:h text:style-name="P8" text:outline-level="2">🧼 Clean Restart Steps</text:h>
      <text:p text:style-name="P38"/>
      <text:list xml:id="list2736611182" text:style-name="L24">
        <text:list-item>
          <text:p text:style-name="P48">Kill Node server (CTRL+C)</text:p>
        </text:list-item>
        <text:list-item>
          <text:p text:style-name="P48">Run backend: <text:span text:style-name="Source_20_Text">npm run dev</text:span> or <text:span text:style-name="Source_20_Text">node index.js</text:span></text:p>
        </text:list-item>
        <text:list-item>
          <text:p text:style-name="P48"><text:soft-page-break/>Kill Metro bundler: <text:span text:style-name="Source_20_Text">npx react-native start --reset-cache</text:span></text:p>
        </text:list-item>
        <text:list-item>
          <text:p text:style-name="P48">Rebuild app: <text:span text:style-name="Source_20_Text">npx react-native run-android</text:span></text:p>
        </text:list-item>
      </text:list>
      <text:p text:style-name="P1"/>
      <text:p text:style-name="P1"/>
      <text:p text:style-name="P1"/>
      <text:h text:style-name="P10" text:outline-level="3"><text:span text:style-name="Strong_20_Emphasis">Server Configuration Cheat Sheet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Scenario</text:p>
            </table:table-cell>
            <table:table-cell table:style-name="Table3.A1" office:value-type="string">
              <text:p text:style-name="Table_20_Heading">Host Binding</text:p>
            </table:table-cell>
            <table:table-cell table:style-name="Table3.A1" office:value-type="string">
              <text:p text:style-name="Table_20_Heading">Port Forwarding</text:p>
            </table:table-cell>
            <table:table-cell table:style-name="Table3.A1" office:value-type="string">
              <text:p text:style-name="Table_20_Heading">Security Considerations</text:p>
            </table:table-cell>
          </table:table-row>
        </table:table-header-rows>
        <table:table-row>
          <table:table-cell table:style-name="Table3.A1" office:value-type="string">
            <text:p text:style-name="Table_20_Contents">Emulator</text:p>
          </table:table-cell>
          <table:table-cell table:style-name="Table3.A1" office:value-type="string">
            <text:p text:style-name="Table_20_Contents">localhost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None</text:p>
          </table:table-cell>
        </table:table-row>
        <table:table-row>
          <table:table-cell table:style-name="Table3.A1" office:value-type="string">
            <text:p text:style-name="Table_20_Contents">Same WiFi</text:p>
          </table:table-cell>
          <table:table-cell table:style-name="Table3.A1" office:value-type="string">
            <text:p text:style-name="Table_20_Contents">0.0.0.0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Local network security</text:p>
          </table:table-cell>
        </table:table-row>
        <table:table-row>
          <table:table-cell table:style-name="Table3.A1" office:value-type="string">
            <text:p text:style-name="Table_20_Contents">Different Network</text:p>
          </table:table-cell>
          <table:table-cell table:style-name="Table3.A1" office:value-type="string">
            <text:p text:style-name="Table_20_Contents">0.0.0.0</text:p>
          </table:table-cell>
          <table:table-cell table:style-name="Table3.A1" office:value-type="string">
            <text:p text:style-name="Table_20_Contents">Router/ngrok</text:p>
          </table:table-cell>
          <table:table-cell table:style-name="Table3.A1" office:value-type="string">
            <text:p text:style-name="Table_20_Contents">Temporary access only</text:p>
          </table:table-cell>
        </table:table-row>
        <table:table-row>
          <table:table-cell table:style-name="Table3.A1" office:value-type="string">
            <text:p text:style-name="Table_20_Contents">USB Debugging</text:p>
          </table:table-cell>
          <table:table-cell table:style-name="Table3.A1" office:value-type="string">
            <text:p text:style-name="Table_20_Contents">localhost</text:p>
          </table:table-cell>
          <table:table-cell table:style-name="Table3.A1" office:value-type="string">
            <text:p text:style-name="Table_20_Contents">ADB reverse</text:p>
          </table:table-cell>
          <table:table-cell table:style-name="Table3.A1" office:value-type="string">
            <text:p text:style-name="Table_20_Contents">Most secure local option</text:p>
          </table:table-cell>
        </table:table-row>
        <table:table-row>
          <table:table-cell table:style-name="Table3.A1" office:value-type="string">
            <text:p text:style-name="Table_20_Contents">Bluetooth</text:p>
          </table:table-cell>
          <table:table-cell table:style-name="Table3.A1" office:value-type="string">
            <text:p text:style-name="Table_20_Contents">0.0.0.0</text:p>
          </table:table-cell>
          <table:table-cell table:style-name="Table3.A1" office:value-type="string">
            <text:p text:style-name="Table_20_Contents">None</text:p>
          </table:table-cell>
          <table:table-cell table:style-name="Table3.A1" office:value-type="string">
            <text:p text:style-name="Table_20_Contents">Complex setup, not recommended</text:p>
          </table:table-cell>
        </table:table-row>
        <table:table-row>
          <table:table-cell table:style-name="Table3.A1" office:value-type="string">
            <text:p text:style-name="Table_20_Contents">Production</text:p>
          </table:table-cell>
          <table:table-cell table:style-name="Table3.A1" office:value-type="string">
            <text:p text:style-name="Table_20_Contents">0.0.0.0</text:p>
          </table:table-cell>
          <table:table-cell table:style-name="Table3.A1" office:value-type="string">
            <text:p text:style-name="Table_20_Contents">Load balancer</text:p>
          </table:table-cell>
          <table:table-cell table:style-name="Table3.A1" office:value-type="string">
            <text:p text:style-name="Table_20_Contents">HTTPS, CORS, rate limiting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ip a | grep inet</text:p>
      <text:p text:style-name="P1"/>
      <text:p text:style-name="P1"/>
      <text:p text:style-name="P1"><text:span text:style-name="Source_20_Text"/></text:p>
      <text:list xml:id="list1370155880" text:style-name="L1">
        <text:list-item>
          <text:p text:style-name="P25">If it doesn’t load, the issue is network-related.</text:p>
        </text:list-item>
        <text:list-item>
          <text:p text:style-name="P25">If it works in browser but not in app, the issue is in your code or permissions.</text:p>
        </text:list-item>
      </text:list>
      <text:p text:style-name="Horizontal_20_Line"/>
      <text:h text:style-name="Heading_20_3" text:outline-level="3">✅ 2. <text:span text:style-name="Strong_20_Emphasis">Ensure Your Computer and Mobile Are on the Same Wi-Fi Network</text:span></text:h>
      <text:p text:style-name="Text_20_body">Even if connected via USB, the mobile uses <text:span text:style-name="Strong_20_Emphasis">its Wi-Fi IP stack</text:span> to talk to your local server.</text:p>
      <text:list xml:id="list1518311968" text:style-name="L2">
        <text:list-item>
          <text:p text:style-name="P26">Your <text:span text:style-name="Strong_20_Emphasis">laptop's IP (</text:span><text:span text:style-name="Strong_20_Emphasis"><text:span text:style-name="Source_20_Text">192.168.1.100</text:span></text:span><text:span text:style-name="Strong_20_Emphasis">)</text:span> and your mobile device must be on the <text:span text:style-name="Strong_20_Emphasis">same local network</text:span>.</text:p>
        </text:list-item>
        <text:list-item>
          <text:p text:style-name="P26">You can verify this by running:</text:p>
        </text:list-item>
      </text:list>
      <text:p text:style-name="P2"><text:span text:style-name="Source_20_Text">ping 192.168.1.100</text:span></text:p>
      <text:p text:style-name="Text_20_body">from a terminal app on your phone (or use a "Ping" app from the Play Store).</text:p>
      <text:p text:style-name="Horizontal_20_Line"/>
      <text:h text:style-name="Heading_20_3" text:outline-level="3">✅ 3. <text:span text:style-name="Strong_20_Emphasis">Allow Incoming Connections in Firewall (Linux)</text:span></text:h>
      <text:p text:style-name="Text_20_body">If you're on <text:span text:style-name="Strong_20_Emphasis">Ubuntu/Linux</text:span>, make sure your firewall isn't blocking port <text:span text:style-name="Source_20_Text">3000</text:span>:</text:p>
      <text:p text:style-name="P2"><text:span text:style-name="Source_20_Text">sudo ufw allow 3000</text:span></text:p>
      <text:p text:style-name="Text_20_body">Or temporarily disable the firewall:</text:p>
      <text:p text:style-name="P2"><text:span text:style-name="Source_20_Text">sudo ufw disable</text:span></text:p>
      <text:p text:style-name="Text_20_body"><text:soft-page-break/>Then test again.</text:p>
      <text:p text:style-name="Horizontal_20_Line"/>
      <text:h text:style-name="Heading_20_3" text:outline-level="3">✅ 4. <text:span text:style-name="Strong_20_Emphasis">Bind Backend Server to </text:span><text:span text:style-name="Strong_20_Emphasis"><text:span text:style-name="Source_20_Text">0.0.0.0</text:span></text:span></text:h>
      <text:p text:style-name="Text_20_body">If your backend server is only listening on <text:span text:style-name="Source_20_Text">localhost</text:span>, it won’t be reachable externally.</text:p>
      <text:p text:style-name="Text_20_body">Make sure your server starts like this:</text:p>
      <text:p text:style-name="Preformatted_20_Text"><text:span text:style-name="Source_20_Text">app.listen(3000, '0.0.0.0', () =&gt; {</text:span></text:p>
      <text:p text:style-name="Preformatted_20_Text"><text:span text:style-name="Source_20_Text"><text:s text:c="2"/>console.log('Server running on http://0.0.0.0:3000');</text:span></text:p>
      <text:p text:style-name="P2"><text:span text:style-name="Source_20_Text">});</text:span></text:p>
      <text:p text:style-name="Text_20_body">This tells Node.js to listen on <text:span text:style-name="Strong_20_Emphasis">all network interfaces</text:span>.</text:p>
      <text:p text:style-name="Horizontal_20_Line"/>
      <text:h text:style-name="Heading_20_3" text:outline-level="3">✅ 5. <text:span text:style-name="Strong_20_Emphasis">Use HTTP not HTTPS (unless configured)</text:span></text:h>
      <text:p text:style-name="Text_20_body">If you're trying to use <text:span text:style-name="Source_20_Text">https://192.168.1.100:3000</text:span>, it won’t work unless you've configured SSL. Use <text:span text:style-name="Source_20_Text">http://</text:span>.</text:p>
      <text:p text:style-name="Horizontal_20_Line"/>
      <text:h text:style-name="Heading_20_3" text:outline-level="3">✅ 6. <text:span text:style-name="Strong_20_Emphasis">Check Android Network Permissions</text:span></text:h>
      <text:p text:style-name="Text_20_body">Make sure your app's <text:span text:style-name="Source_20_Text">AndroidManifest.xml</text:span> includes:</text:p>
      <text:p text:style-name="P2"><text:span text:style-name="Source_20_Text">&lt;uses-permission android:name="android.permission.INTERNET" /&gt;</text:span></text:p>
      <text:p text:style-name="Text_20_body">Without this, your app <text:span text:style-name="Strong_20_Emphasis">won’t be allowed to access the internet</text:span>.</text:p>
      <text:p text:style-name="Horizontal_20_Line"/>
      <text:h text:style-name="Heading_20_3" text:outline-level="3">✅ 7. <text:span text:style-name="Strong_20_Emphasis">Disable Mobile Data</text:span></text:h>
      <text:p text:style-name="Text_20_body">Sometimes Android tries to route traffic over mobile data instead of Wi-Fi. Try:</text:p>
      <text:list xml:id="list3366327185" text:style-name="L3">
        <text:list-item>
          <text:p text:style-name="P27">Disabling mobile data temporarily.</text:p>
        </text:list-item>
        <text:list-item>
          <text:p text:style-name="P27">Or enable <text:span text:style-name="Strong_20_Emphasis">“Developer options &gt; USB debugging &gt; Networking &gt; Select USB Configuration &gt; RNDIS (USB Ethernet)”</text:span>.</text:p>
        </text:list-item>
      </text:list>
      <text:p text:style-name="Horizontal_20_Line"/>
      <text:h text:style-name="Heading_20_3" text:outline-level="3">✅ 8. <text:span text:style-name="Strong_20_Emphasis">Use IP Address Only (NO </text:span><text:span text:style-name="Strong_20_Emphasis"><text:span text:style-name="Source_20_Text">/10</text:span></text:span><text:span text:style-name="Strong_20_Emphasis">)</text:span></text:h>
      <text:p text:style-name="Text_20_body">You asked earlier about this:</text:p>
      <text:p text:style-name="P2"><text:span text:style-name="Source_20_Text">http://192.168.1.100/10:3000</text:span></text:p>
      <text:p text:style-name="Text_20_body">That is incorrect.</text:p>
      <text:p text:style-name="Text_20_body">✅ Correct format is:</text:p>
      <text:p text:style-name="P2"><text:span text:style-name="Source_20_Text">http://192.168.1.100:3000/api/properties</text:span></text:p>
      <text:p text:style-name="Horizontal_20_Line"/>
      <text:h text:style-name="Heading_20_3" text:outline-level="3"><text:soft-page-break/>✅ 9. <text:span text:style-name="Strong_20_Emphasis">Test with CURL from Android Shell</text:span></text:h>
      <text:p text:style-name="Text_20_body">If you have ADB working:</text:p>
      <text:p text:style-name="Preformatted_20_Text"><text:span text:style-name="Source_20_Text">adb shell</text:span></text:p>
      <text:p text:style-name="P2"><text:span text:style-name="Source_20_Text">curl http://192.168.1.100:3000/api/properties</text:span></text:p>
      <text:p text:style-name="Text_20_body">If this fails, the problem is networking.</text:p>
      <text:p text:style-name="Horizontal_20_Line"/>
      <text:p text:style-name="Text_20_body">Let me know which step fails or send me your server start command. I’ll help fix it right away.</text:p>
      <text:p text:style-name="Text_20_body"/>
      <text:p text:style-name="Text_20_body"/>
      <text:p text:style-name="Text_20_body"/>
      <text:p text:style-name="Text_20_body">To run your React Native app on a <text:span text:style-name="Strong_20_Emphasis">real Android device over the same Wi-Fi</text:span>, while preventing it from launching on the <text:span text:style-name="Strong_20_Emphasis">emulator</text:span>, follow this <text:span text:style-name="Strong_20_Emphasis">checklist and steps</text:span> carefully:</text:p>
      <text:p text:style-name="Horizontal_20_Line"/>
      <text:h text:style-name="Heading_20_2" text:outline-level="2">✅ <text:span text:style-name="Strong_20_Emphasis">Pre-Requirements</text:span></text:h>
      <text:list xml:id="list770964601" text:style-name="L31">
        <text:list-item>
          <text:p text:style-name="P60">Device and PC are on <text:span text:style-name="Strong_20_Emphasis">same Wi-Fi</text:span> ✅</text:p>
        </text:list-item>
        <text:list-item>
          <text:p text:style-name="P60">You know your <text:span text:style-name="Strong_20_Emphasis">PC’s IP address</text:span> ✅</text:p>
        </text:list-item>
        <text:list-item>
          <text:p text:style-name="P60">You have <text:span text:style-name="Strong_20_Emphasis">USB debugging enabled</text:span> on the phone ✅</text:p>
        </text:list-item>
        <text:list-item>
          <text:p text:style-name="P60">You've set <text:span text:style-name="Strong_20_Emphasis">debug server host IP</text:span> to <text:span text:style-name="Source_20_Text">your-pc-ip:8081</text:span> ✅</text:p>
        </text:list-item>
      </text:list>
      <text:p text:style-name="Horizontal_20_Line"/>
      <text:h text:style-name="Heading_20_2" text:outline-level="2">📦 Step-by-Step Instructions</text:h>
      <text:h text:style-name="Heading_20_3" text:outline-level="3">✅ 1. <text:span text:style-name="Strong_20_Emphasis">Connect the Mobile via USB First</text:span></text:h>
      <text:p text:style-name="Text_20_body">This is needed <text:span text:style-name="Strong_20_Emphasis">only once</text:span> to ensure the device is visible to ADB:</text:p>
      <text:p text:style-name="P2"><text:span text:style-name="Source_20_Text">adb devices</text:span></text:p>
      <text:p text:style-name="Quotations">You should see your device listed like:<text:line-break/><text:span text:style-name="Source_20_Text">XYZ123 device</text:span></text:p>
      <text:p text:style-name="Horizontal_20_Line"/>
      <text:h text:style-name="Heading_20_3" text:outline-level="3">✅ 2. <text:span text:style-name="Strong_20_Emphasis">Unplug if You Want Wireless Debugging</text:span></text:h>
      <text:p text:style-name="Text_20_body">If you're staying on Wi-Fi, now you can unplug the USB <text:span text:style-name="Strong_20_Emphasis">(optional)</text:span>.</text:p>
      <text:p text:style-name="Horizontal_20_Line"/>
      <text:h text:style-name="Heading_20_3" text:outline-level="3">✅ 3. <text:span text:style-name="Strong_20_Emphasis">Ensure Metro Server is Running</text:span></text:h>
      <text:p text:style-name="Text_20_body">Start Metro bundler:</text:p>
      <text:p text:style-name="P63"><text:soft-page-break/></text:p>
      <text:p text:style-name="P2"><text:span text:style-name="Source_20_Text">npx react-native start</text:span></text:p>
      <text:p text:style-name="Text_20_body">Let this run in one terminal window.</text:p>
      <text:p text:style-name="Horizontal_20_Line"/>
      <text:h text:style-name="Heading_20_3" text:outline-level="3">✅ 4. <text:span text:style-name="Strong_20_Emphasis">Run on the Real Device</text:span></text:h>
      <text:p text:style-name="Text_20_body">In another terminal, run:</text:p>
      <text:p text:style-name="P2"><text:span text:style-name="Source_20_Text">npx react-native run-android --deviceId &lt;device_id&gt;</text:span></text:p>
      <text:p text:style-name="Text_20_body">To get the device ID:</text:p>
      <text:p text:style-name="P2"><text:span text:style-name="Source_20_Text">adb devices</text:span></text:p>
      <text:p text:style-name="Text_20_body">Copy the listed device ID and use it like this:</text:p>
      <text:p text:style-name="P2"><text:span text:style-name="Source_20_Text">npx react-native run-android --deviceId XYZ123</text:span></text:p>
      <text:p text:style-name="Text_20_body">💡 If there's only one device connected (no emulator), it should automatically use the real device.</text:p>
      <text:p text:style-name="Horizontal_20_Line"/>
      <text:h text:style-name="Heading_20_3" text:outline-level="3">🧼 If App Builds but Fails to Load JS</text:h>
      <text:list xml:id="list274684240" text:style-name="L32">
        <text:list-item>
          <text:p text:style-name="P61">Open <text:span text:style-name="Strong_20_Emphasis">Dev Menu</text:span> on the phone (shake or 3-finger swipe).</text:p>
        </text:list-item>
        <text:list-item>
          <text:p text:style-name="P61">Tap <text:span text:style-name="Strong_20_Emphasis">"Dev Settings" → "Debug server host &amp; port"</text:span></text:p>
        </text:list-item>
        <text:list-item>
          <text:p text:style-name="P61">Enter:</text:p>
        </text:list-item>
      </text:list>
      <text:p text:style-name="P2"><text:span text:style-name="Source_20_Text">&lt;your_pc_ip&gt;:8081</text:span></text:p>
      <text:p text:style-name="Text_20_body">For example:</text:p>
      <text:p text:style-name="P2"><text:span text:style-name="Source_20_Text">192.168.1.5:8081</text:span></text:p>
      <text:p text:style-name="Text_20_body">Then tap <text:span text:style-name="Strong_20_Emphasis">"Reload"</text:span> or hit <text:span text:style-name="Strong_20_Emphasis">R R</text:span> if USB is still connected.</text:p>
      <text:p text:style-name="Horizontal_20_Line"/>
      <text:h text:style-name="Heading_20_2" text:outline-level="2">🔁 Notes</text:h>
      <text:list xml:id="list1225532164" text:style-name="L33">
        <text:list-item>
          <text:p text:style-name="P62">To switch between emulator and phone, use:</text:p>
          <text:p text:style-name="P12"><text:span text:style-name="Source_20_Text">npx react-native run-android --deviceId emulator-5554</text:span></text:p>
        </text:list-item>
        <text:list-item>
          <text:p text:style-name="P62">You can also use:</text:p>
          <text:p text:style-name="P12"><text:span text:style-name="Source_20_Text">adb connect &lt;device_ip&gt;:5555</text:span></text:p>
          <text:p text:style-name="P62">To fully go <text:span text:style-name="Strong_20_Emphasis">wireless</text:span>, if your phone supports <text:span text:style-name="Strong_20_Emphasis">ADB over network</text:span>.</text:p>
        </text:list-item>
      </text:list>
      <text:p text:style-name="Horizontal_20_Line"/>
      <text:p text:style-name="Text_20_body">Let me know your device model or errors if it still doesn’t install on mobile — I’ll guide further.</text:p>
      <text:p text:style-name="Text_20_body"><text:soft-page-break/></text:p>
      <text:p text:style-name="Text_20_body"/>
      <text:p text:style-name="Text_20_body"/>
      <text:p text:style-name="P4">adb device</text:p>
      <text:p text:style-name="P3">npx react-native start</text:p>
      <text:p text:style-name="P3">npx react-native run-androi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How to Run React Native CLI App on Android Device from Ubuntu</text:h>
      <text:p text:style-name="Text_20_body">This guide helps you run a React Native CLI app directly on your Android phone using an Ubuntu system. Follow all steps carefully.</text:p>
      <text:p text:style-name="Horizontal_20_Line"/>
      <text:h text:style-name="Heading_20_2" text:outline-level="2">✅ Requirements</text:h>
      <text:h text:style-name="Heading_20_3" text:outline-level="3">1. Android Phone</text:h>
      <text:list xml:id="list2547110907" text:style-name="L4">
        <text:list-item>
          <text:p text:style-name="P28">USB Debugging must be <text:span text:style-name="Strong_20_Emphasis">enabled</text:span>.</text:p>
        </text:list-item>
        <text:list-item>
          <text:p text:style-name="P28">Developer Options must be <text:span text:style-name="Strong_20_Emphasis">enabled</text:span>.</text:p>
        </text:list-item>
      </text:list>
      <text:h text:style-name="Heading_20_3" text:outline-level="3">2. Ubuntu System</text:h>
      <text:list xml:id="list299804726" text:style-name="L5">
        <text:list-item>
          <text:p text:style-name="P29">Node.js (LTS version)</text:p>
        </text:list-item>
        <text:list-item>
          <text:p text:style-name="P29">React Native CLI</text:p>
        </text:list-item>
        <text:list-item>
          <text:p text:style-name="P29">Android Studio (for SDK and platform tools)</text:p>
        </text:list-item>
        <text:list-item>
          <text:p text:style-name="P29"><text:soft-page-break/>Java JDK 11 or 17</text:p>
        </text:list-item>
      </text:list>
      <text:h text:style-name="Heading_20_3" text:outline-level="3">3. USB Cable</text:h>
      <text:list xml:id="list2642614228" text:style-name="L6">
        <text:list-item>
          <text:p text:style-name="P30">Connect your Android phone to your Ubuntu PC.</text:p>
        </text:list-item>
      </text:list>
      <text:p text:style-name="Horizontal_20_Line"/>
      <text:h text:style-name="Heading_20_2" text:outline-level="2">🔧 Step-by-Step Setup</text:h>
      <text:h text:style-name="Heading_20_3" text:outline-level="3">1. Enable Developer Mode on Android</text:h>
      <text:list xml:id="list1184796065" text:style-name="L7">
        <text:list-item>
          <text:p text:style-name="P31">Go to <text:span text:style-name="Strong_20_Emphasis">Settings &gt; About Phone</text:span>.</text:p>
        </text:list-item>
        <text:list-item>
          <text:p text:style-name="P31">Tap <text:span text:style-name="Strong_20_Emphasis">Build Number</text:span> 7 times until you see "You are now a developer!"</text:p>
        </text:list-item>
        <text:list-item>
          <text:p text:style-name="P31">Go to <text:span text:style-name="Strong_20_Emphasis">Settings &gt; System &gt; Developer Options</text:span>:</text:p>
          <text:list>
            <text:list-item>
              <text:p text:style-name="P31">Enable <text:span text:style-name="Strong_20_Emphasis">USB Debugging</text:span></text:p>
            </text:list-item>
          </text:list>
        </text:list-item>
      </text:list>
      <text:h text:style-name="Heading_20_3" text:outline-level="3">2. Connect Your Phone via USB</text:h>
      <text:list xml:id="list2496263671" text:style-name="L8">
        <text:list-item>
          <text:p text:style-name="P32">Use a good quality USB cable.</text:p>
        </text:list-item>
        <text:list-item>
          <text:p text:style-name="P32">Choose <text:span text:style-name="Strong_20_Emphasis">File Transfer / MTP</text:span> mode if prompted.</text:p>
        </text:list-item>
      </text:list>
      <text:h text:style-name="Heading_20_3" text:outline-level="3">3. Install ADB on Ubuntu</text:h>
      <text:p text:style-name="Preformatted_20_Text"><text:span text:style-name="Source_20_Text">sudo apt update</text:span></text:p>
      <text:p text:style-name="P2"><text:span text:style-name="Source_20_Text">sudo apt install android-tools-adb android-tools-fastboot</text:span></text:p>
      <text:h text:style-name="Heading_20_3" text:outline-level="3">4. Verify Device is Detected</text:h>
      <text:p text:style-name="P2"><text:span text:style-name="Source_20_Text">adb devices</text:span></text:p>
      <text:list xml:id="list3149271208" text:style-name="L9">
        <text:list-item>
          <text:p text:style-name="P33">You should see your device listed. Example:</text:p>
        </text:list-item>
      </text:list>
      <text:p text:style-name="Preformatted_20_Text"><text:span text:style-name="Source_20_Text">List of devices attached</text:span></text:p>
      <text:p text:style-name="P2"><text:span text:style-name="Source_20_Text">abcd1234 <text:s text:c="7"/>device</text:span></text:p>
      <text:list xml:id="list4204397684" text:style-name="L10">
        <text:list-item>
          <text:p text:style-name="P34">If it shows <text:span text:style-name="Strong_20_Emphasis">unauthorized</text:span>, check your phone and allow debugging.</text:p>
        </text:list-item>
      </text:list>
      <text:h text:style-name="Heading_20_3" text:outline-level="3">5. Start Android Server (if needed)</text:h>
      <text:p text:style-name="P2"><text:span text:style-name="Source_20_Text">adb start-server</text:span></text:p>
      <text:h text:style-name="Heading_20_3" text:outline-level="3">6. Set Up Environment Variables</text:h>
      <text:p text:style-name="Text_20_body">In your <text:span text:style-name="Source_20_Text">~/.bashrc</text:span> or <text:span text:style-name="Source_20_Text">~/.zshrc</text:span>:</text:p>
      <text:p text:style-name="Preformatted_20_Text"><text:span text:style-name="Source_20_Text">export ANDROID_HOME=$HOME/Android/Sdk</text:span></text:p>
      <text:p text:style-name="Preformatted_20_Text"><text:span text:style-name="Source_20_Text">export PATH=$PATH:$ANDROID_HOME/emulator</text:span></text:p>
      <text:p text:style-name="Preformatted_20_Text"><text:span text:style-name="Source_20_Text">export PATH=$PATH:$ANDROID_HOME/tools</text:span></text:p>
      <text:p text:style-name="Preformatted_20_Text"><text:span text:style-name="Source_20_Text">export PATH=$PATH:$ANDROID_HOME/tools/bin</text:span></text:p>
      <text:p text:style-name="P2"><text:span text:style-name="Source_20_Text">export PATH=$PATH:$ANDROID_HOME/platform-tools</text:span></text:p>
      <text:p text:style-name="Text_20_body">Reload:</text:p>
      <text:p text:style-name="P2"><text:soft-page-break/><text:span text:style-name="Source_20_Text">source ~/.bashrc <text:s/># or source ~/.zshrc</text:span></text:p>
      <text:h text:style-name="Heading_20_3" text:outline-level="3">7. Create React Native CLI Project (if not already)</text:h>
      <text:p text:style-name="Preformatted_20_Text"><text:span text:style-name="Source_20_Text">npx react-native init RentifyApp</text:span></text:p>
      <text:p text:style-name="P2"><text:span text:style-name="Source_20_Text">cd RentifyApp</text:span></text:p>
      <text:h text:style-name="Heading_20_3" text:outline-level="3">8. Run the App on Device</text:h>
      <text:p text:style-name="P2"><text:span text:style-name="Source_20_Text">npx react-native run-android</text:span></text:p>
      <text:list xml:id="list3807363793" text:style-name="L11">
        <text:list-item>
          <text:p text:style-name="P35">This builds the app and installs it on the connected phone.</text:p>
        </text:list-item>
      </text:list>
      <text:p text:style-name="Horizontal_20_Line"/>
      <text:h text:style-name="Heading_20_2" text:outline-level="2">🧪 Troubleshooting</text:h>
      <text:h text:style-name="Heading_20_3" text:outline-level="3">App Not Installing?</text:h>
      <text:list xml:id="list3820251743" text:style-name="L12">
        <text:list-item>
          <text:p text:style-name="P36">Make sure your device is unlocked and visible via <text:span text:style-name="Source_20_Text">adb devices</text:span>.</text:p>
        </text:list-item>
        <text:list-item>
          <text:p text:style-name="P36">Check that your Android Studio SDK and Platform-Tools are installed.</text:p>
        </text:list-item>
      </text:list>
      <text:h text:style-name="Heading_20_3" text:outline-level="3">Permission Denied Error?</text:h>
      <text:p text:style-name="P2"><text:span text:style-name="Source_20_Text">sudo chmod 777 /dev/bus/usb/*/*</text:span></text:p>
      <text:h text:style-name="Heading_20_3" text:outline-level="3">Red Screen / Metro Not Connected?</text:h>
      <text:list xml:id="list2956838449" text:style-name="L13">
        <text:list-item>
          <text:p text:style-name="P37">Ensure Metro bundler is running (<text:span text:style-name="Source_20_Text">npx react-native start</text:span>)</text:p>
        </text:list-item>
        <text:list-item>
          <text:p text:style-name="P37">Check if connected to same network (for real device with Wi-Fi debugging)</text:p>
        </text:list-item>
      </text:list>
      <text:p text:style-name="Horizontal_20_Line"/>
      <text:h text:style-name="Heading_20_2" text:outline-level="2">✅ Summary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ask</text:p>
            </table:table-cell>
            <table:table-cell table:style-name="Table2.A1" office:value-type="string">
              <text:p text:style-name="Table_20_Heading">Command / Tip</text:p>
            </table:table-cell>
          </table:table-row>
        </table:table-header-rows>
        <table:table-row>
          <table:table-cell table:style-name="Table2.A1" office:value-type="string">
            <text:p text:style-name="Table_20_Contents">Check Device Connected</text:p>
          </table:table-cell>
          <table:table-cell table:style-name="Table2.A1" office:value-type="string">
            <text:p text:style-name="Table_20_Contents"><text:span text:style-name="Source_20_Text">adb devices</text:span></text:p>
          </table:table-cell>
        </table:table-row>
        <table:table-row>
          <table:table-cell table:style-name="Table2.A1" office:value-type="string">
            <text:p text:style-name="Table_20_Contents">Run App</text:p>
          </table:table-cell>
          <table:table-cell table:style-name="Table2.A1" office:value-type="string">
            <text:p text:style-name="Table_20_Contents"><text:span text:style-name="Source_20_Text">npx react-native run-android</text:span></text:p>
          </table:table-cell>
        </table:table-row>
        <table:table-row>
          <table:table-cell table:style-name="Table2.A1" office:value-type="string">
            <text:p text:style-name="Table_20_Contents">Start Metro Bundler</text:p>
          </table:table-cell>
          <table:table-cell table:style-name="Table2.A1" office:value-type="string">
            <text:p text:style-name="Table_20_Contents"><text:span text:style-name="Source_20_Text">npx react-native start</text:span></text:p>
          </table:table-cell>
        </table:table-row>
        <table:table-row>
          <table:table-cell table:style-name="Table2.A1" office:value-type="string">
            <text:p text:style-name="Table_20_Contents">Reload Device</text:p>
          </table:table-cell>
          <table:table-cell table:style-name="Table2.A1" office:value-type="string">
            <text:p text:style-name="Table_20_Contents">Double-tap <text:span text:style-name="Source_20_Text">R</text:span> or Shake -&gt; Reload</text:p>
          </table:table-cell>
        </table:table-row>
        <table:table-row>
          <table:table-cell table:style-name="Table2.A1" office:value-type="string">
            <text:p text:style-name="Table_20_Contents">Open Dev Menu</text:p>
          </table:table-cell>
          <table:table-cell table:style-name="Table2.A1" office:value-type="string">
            <text:p text:style-name="Table_20_Contents">Shake device or 3-finger tap</text:p>
          </table:table-cell>
        </table:table-row>
      </table:table>
      <text:p text:style-name="Horizontal_20_Line"/>
      <text:p text:style-name="Text_20_body">Now your app should run on your real Android device directly from your Ubuntu system!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If <text:span text:style-name="Source_20_Text">adb devices</text:span> does <text:span text:style-name="Strong_20_Emphasis">not</text:span> show your phone <text:span text:style-name="Strong_20_Emphasis">and you're on the same Wi-Fi but not using USB</text:span>, you need to <text:span text:style-name="Strong_20_Emphasis">manually enable ADB over network first via USB</text:span> (just once). Here's exactly what to do:</text:p>
      <text:p text:style-name="Horizontal_20_Line"/>
      <text:h text:style-name="Heading_20_2" text:outline-level="2">🛠️ STEP-BY-STEP: Enable ADB over Wi-Fi (Same Wi-Fi, No USB)</text:h>
      <text:h text:style-name="Heading_20_3" text:outline-level="3">✅ Step 1: Connect the Phone via USB</text:h>
      <text:p text:style-name="Text_20_body">You <text:span text:style-name="Strong_20_Emphasis">must connect your phone via USB first</text:span> to enable ADB over the network.</text:p>
      <text:p text:style-name="Horizontal_20_Line"/>
      <text:h text:style-name="Heading_20_3" text:outline-level="3">✅ Step 2: Enable Developer Options &amp; USB Debugging</text:h>
      <text:p text:style-name="Text_20_body">On your phone:</text:p>
      <text:list xml:id="list2808228951" text:style-name="L34">
        <text:list-item>
          <text:p text:style-name="P64">Go to <text:span text:style-name="Strong_20_Emphasis">Settings → About phone</text:span></text:p>
        </text:list-item>
        <text:list-item>
          <text:p text:style-name="P64">Tap <text:span text:style-name="Strong_20_Emphasis">"Build number"</text:span> 7 times → Developer mode will be enabled.</text:p>
        </text:list-item>
        <text:list-item>
          <text:p text:style-name="P64">Go to <text:span text:style-name="Strong_20_Emphasis">Settings → Developer options</text:span></text:p>
        </text:list-item>
        <text:list-item>
          <text:p text:style-name="P64">Turn on:</text:p>
          <text:list>
            <text:list-item>
              <text:p text:style-name="P64">✅ USB debugging</text:p>
            </text:list-item>
            <text:list-item>
              <text:p text:style-name="P64">✅ (optional) Wireless debugging (for newer Android versions)</text:p>
            </text:list-item>
          </text:list>
        </text:list-item>
      </text:list>
      <text:p text:style-name="Horizontal_20_Line"/>
      <text:h text:style-name="Heading_20_3" text:outline-level="3">✅ Step 3: Connect Device via USB and Confirm ADB</text:h>
      <text:p text:style-name="Text_20_body">On your computer, run:</text:p>
      <text:p text:style-name="P2"><text:span text:style-name="Source_20_Text">adb devices</text:span></text:p>
      <text:p text:style-name="Text_20_body">If prompted on the phone, tap <text:span text:style-name="Strong_20_Emphasis">“Allow”</text:span>.</text:p>
      <text:p text:style-name="Text_20_body">You should now see your phone listed like:</text:p>
      <text:p text:style-name="Preformatted_20_Text"><text:span text:style-name="Source_20_Text">List of devices attached</text:span></text:p>
      <text:p text:style-name="P2"><text:span text:style-name="Source_20_Text">XYZ123 <text:s/>device</text:span></text:p>
      <text:p text:style-name="Horizontal_20_Line"/>
      <text:h text:style-name="Heading_20_3" text:outline-level="3">✅ Step 4: Get Your Phone’s IP Address</text:h>
      <text:p text:style-name="Text_20_body">On your phone:</text:p>
      <text:list xml:id="list3252081823" text:style-name="L35">
        <text:list-item>
          <text:p text:style-name="P65">Go to <text:span text:style-name="Strong_20_Emphasis">Wi-Fi settings → Tap your connected Wi-Fi → View IP address</text:span></text:p>
        </text:list-item>
        <text:list-item>
          <text:p text:style-name="P65">Example IP: <text:span text:style-name="Source_20_Text">192.168.1.4</text:span></text:p>
        </text:list-item>
      </text:list>
      <text:p text:style-name="Horizontal_20_Line"/>
      <text:h text:style-name="Heading_20_3" text:outline-level="3"><text:soft-page-break/>✅ Step 5: Enable ADB over Wi-Fi</text:h>
      <text:p text:style-name="Text_20_body">Run this on your PC:</text:p>
      <text:p text:style-name="P2"><text:span text:style-name="Source_20_Text">adb tcpip 5555</text:span></text:p>
      <text:p text:style-name="Text_20_body">This restarts the device in TCP/IP debug mode.</text:p>
      <text:p text:style-name="Text_20_body">Then run:</text:p>
      <text:p text:style-name="P2"><text:span text:style-name="Source_20_Text">adb connect &lt;your_phone_ip&gt;:5555</text:span></text:p>
      <text:p text:style-name="Text_20_body">Example:</text:p>
      <text:p text:style-name="P2"><text:span text:style-name="Source_20_Text">adb connect 192.168.1.4:5555</text:span></text:p>
      <text:p text:style-name="Text_20_body">You should see:</text:p>
      <text:p text:style-name="P2"><text:span text:style-name="Source_20_Text">connected to 192.168.1.4:5555</text:span></text:p>
      <text:p text:style-name="Horizontal_20_Line"/>
      <text:h text:style-name="Heading_20_3" text:outline-level="3">✅ Step 6: Unplug USB Cable</text:h>
      <text:p text:style-name="Text_20_body">Now run:</text:p>
      <text:p text:style-name="P2"><text:span text:style-name="Source_20_Text">adb devices</text:span></text:p>
      <text:p text:style-name="Text_20_body">Your device should now appear as:</text:p>
      <text:p text:style-name="P2"><text:span text:style-name="Source_20_Text">192.168.1.4:5555 <text:s text:c="7"/>device</text:span></text:p>
      <text:p text:style-name="Text_20_body">✅ You're now ready to run your React Native app over Wi-Fi on your real device!</text:p>
      <text:p text:style-name="Horizontal_20_Line"/>
      <text:h text:style-name="Heading_20_3" text:outline-level="3">🧪 Final Test:</text:h>
      <text:p text:style-name="P2"><text:span text:style-name="Source_20_Text">npx react-native run-android --deviceId 192.168.1.4:5555</text:span></text:p>
      <text:p text:style-name="Horizontal_20_Line"/>
      <text:p text:style-name="Text_20_body">Let me know what step you're stuck on, and I’ll troubleshoot it with you.</text:p>
      <text:p text:style-name="P3"/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>adb devices</text:p>
      <text:p text:style-name="P23"/>
      <text:p text:style-name="P23">192.168.0.155</text:p>
      <text:p text:style-name="P23">FQWWAUYD6H7LX4PB</text:p>
      <text:p text:style-name="P23"/>
      <text:p text:style-name="P23"/>
      <text:p text:style-name="P23"/>
      <text:p text:style-name="P23">adb tcpip 5555</text:p>
      <text:p text:style-name="P23"/>
      <text:p text:style-name="P23"/>
      <text:p text:style-name="P24">adb tcpip 5555</text:p>
      <text:p text:style-name="P24">adb connect <text:span text:style-name="T7">192.168.0.155:</text:span>5555</text:p>
      <text:p text:style-name="P23"/>
      <text:p text:style-name="P23"/>
      <text:p text:style-name="P23"/>
      <text:p text:style-name="P70">To make <text:span text:style-name="Source_20_Text">adb devices</text:span> show your <text:span text:style-name="Strong_20_Emphasis">mobile over Wi-Fi</text:span>, you <text:span text:style-name="Strong_20_Emphasis">must first enable ADB over Wi-Fi using a USB cable</text:span>. Here's exactly how:</text:p>
      <text:p text:style-name="Horizontal_20_Line"/>
      <text:h text:style-name="Heading_20_2" text:outline-level="2">✅ Step-by-Step: Make <text:span text:style-name="Source_20_Text">adb devices</text:span> Show Your Mobile (Same Wi-Fi, No USB)</text:h>
      <text:p text:style-name="Horizontal_20_Line"/>
      <text:h text:style-name="Heading_20_3" text:outline-level="3">🔧 Step 1: Initial One-Time Setup via USB</text:h>
      <text:p text:style-name="Quotations">🔁 <text:span text:style-name="Strong_20_Emphasis">You must do this via USB first, even if you're on the same Wi-Fi!</text:span></text:p>
      <text:list xml:id="list2389534360" text:style-name="L36">
        <text:list-item>
          <text:p text:style-name="P67"><text:soft-page-break/><text:span text:style-name="Strong_20_Emphasis">Connect your Android phone via USB</text:span> to your PC.</text:p>
        </text:list-item>
        <text:list-item>
          <text:p text:style-name="P67">On your phone:</text:p>
          <text:list>
            <text:list-item>
              <text:p text:style-name="P67">Go to <text:span text:style-name="Source_20_Text">Settings → About Phone</text:span></text:p>
            </text:list-item>
            <text:list-item>
              <text:p text:style-name="P67">Tap <text:span text:style-name="Strong_20_Emphasis">Build Number</text:span> 7 times to enable Developer Mode</text:p>
            </text:list-item>
            <text:list-item>
              <text:p text:style-name="P67">Go to <text:span text:style-name="Source_20_Text">Settings → Developer Options</text:span></text:p>
              <text:list>
                <text:list-item>
                  <text:p text:style-name="P67">Enable ✅ <text:span text:style-name="Strong_20_Emphasis">USB Debugging</text:span></text:p>
                </text:list-item>
              </text:list>
            </text:list-item>
          </text:list>
        </text:list-item>
        <text:list-item>
          <text:p text:style-name="P67">On your PC, check with:</text:p>
          <text:p text:style-name="P13"><text:span text:style-name="Source_20_Text">adb devices</text:span></text:p>
          <text:p text:style-name="P16">If a prompt appears on the phone ("Allow USB Debugging?") — tap <text:span text:style-name="Strong_20_Emphasis">Allow</text:span>.</text:p>
        </text:list-item>
      </text:list>
      <text:p text:style-name="Horizontal_20_Line"/>
      <text:h text:style-name="Heading_20_3" text:outline-level="3">🌐 Step 2: Get the IP Address of Your Phone</text:h>
      <text:p text:style-name="Text_20_body">On your phone:</text:p>
      <text:list xml:id="list4169271142" text:style-name="L37">
        <text:list-item>
          <text:p text:style-name="P68">Go to <text:span text:style-name="Source_20_Text">Wi-Fi Settings → Current Network → IP Address</text:span><text:line-break/>Example: <text:span text:style-name="Source_20_Text">192.168.1.5</text:span></text:p>
        </text:list-item>
      </text:list>
      <text:p text:style-name="Horizontal_20_Line"/>
      <text:h text:style-name="Heading_20_3" text:outline-level="3">🌍 Step 3: Switch ADB to TCP/IP Mode</text:h>
      <text:p text:style-name="Text_20_body">In your terminal:</text:p>
      <text:p text:style-name="P2"><text:span text:style-name="Source_20_Text">adb tcpip 5555</text:span></text:p>
      <text:p text:style-name="Quotations">This tells the phone to listen for ADB connections over port 5555.</text:p>
      <text:p text:style-name="Horizontal_20_Line"/>
      <text:h text:style-name="Heading_20_3" text:outline-level="3">📶 Step 4: Connect to the Phone Over Wi-Fi</text:h>
      <text:p text:style-name="Text_20_body">Run:</text:p>
      <text:p text:style-name="P2"><text:span text:style-name="Source_20_Text">adb connect &lt;PHONE_IP&gt;:5555</text:span></text:p>
      <text:p text:style-name="Text_20_body">Example:</text:p>
      <text:p text:style-name="P2"><text:span text:style-name="Source_20_Text">adb connect 192.168.1.5:5555</text:span></text:p>
      <text:p text:style-name="Text_20_body">You should see:</text:p>
      <text:p text:style-name="P2"><text:span text:style-name="Source_20_Text">connected to 192.168.1.5:5555</text:span></text:p>
      <text:p text:style-name="Horizontal_20_Line"/>
      <text:h text:style-name="Heading_20_3" text:outline-level="3">🔌 Step 5: Disconnect USB</text:h>
      <text:p text:style-name="Text_20_body">Now unplug the USB cable.</text:p>
      <text:p text:style-name="Text_20_body"><text:soft-page-break/>Then check:</text:p>
      <text:p text:style-name="P2"><text:span text:style-name="Source_20_Text">adb devices</text:span></text:p>
      <text:p text:style-name="Text_20_body">You should now see:</text:p>
      <text:p text:style-name="Preformatted_20_Text"><text:span text:style-name="Source_20_Text">List of devices attached</text:span></text:p>
      <text:p text:style-name="P2"><text:span text:style-name="Source_20_Text">192.168.1.5:5555 <text:s text:c="3"/>device</text:span></text:p>
      <text:p text:style-name="Text_20_body">✅ Success! Your mobile is now connected via Wi-Fi for React Native development.</text:p>
      <text:p text:style-name="Horizontal_20_Line"/>
      <text:h text:style-name="Heading_20_3" text:outline-level="3">🟡 If You’re Still Not Seeing It:</text:h>
      <text:list xml:id="list572346420" text:style-name="L38">
        <text:list-item>
          <text:p text:style-name="P69">Make sure both PC and phone are <text:span text:style-name="Strong_20_Emphasis">on the same Wi-Fi network</text:span></text:p>
        </text:list-item>
        <text:list-item>
          <text:p text:style-name="P69">Try disabling <text:span text:style-name="Strong_20_Emphasis">mobile data</text:span> temporarily</text:p>
        </text:list-item>
        <text:list-item>
          <text:p text:style-name="P69">Restart <text:span text:style-name="Source_20_Text">adb</text:span>:</text:p>
          <text:p text:style-name="P14"><text:span text:style-name="Source_20_Text">adb kill-server</text:span></text:p>
          <text:p text:style-name="P15"><text:span text:style-name="Source_20_Text">adb start-server</text:span></text:p>
        </text:list-item>
        <text:list-item>
          <text:p text:style-name="P69">Try turning USB Debugging off and on again</text:p>
        </text:list-item>
      </text:list>
      <text:p text:style-name="Horizontal_20_Line"/>
      <text:p text:style-name="Text_20_body">Let me know what step you're stuck at and I’ll help debug it.</text:p>
      <text:p text:style-name="P2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0:17:44.945476738</meta:creation-date>
    <dc:date>2025-05-29T00:37:00.995127890</dc:date>
    <meta:editing-duration>PT3H16M51S</meta:editing-duration>
    <meta:editing-cycles>28</meta:editing-cycles>
    <meta:generator>LibreOffice/7.3.7.2$Linux_X86_64 LibreOffice_project/30$Build-2</meta:generator>
    <meta:document-statistic meta:table-count="2" meta:image-count="0" meta:object-count="0" meta:page-count="18" meta:paragraph-count="365" meta:word-count="2163" meta:character-count="12595" meta:non-whitespace-character-count="10861"/>
  </office:meta>
</office:document-meta>
</file>